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11889AD4B09A1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811889AD4B09A1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5.2.0.4$Windows_X86_64 LibreOffice_project/066b007f5ebcc236395c7d282ba488bca6720265</meta:generator>
    <dc:date>2021-05-12T18:18:29.14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